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C0000016AB98452F3.png" manifest:media-type="image/png"/>
  <manifest:file-entry manifest:full-path="Pictures/100000000000045E000001A07C4E4227.png" manifest:media-type="image/png"/>
  <manifest:file-entry manifest:full-path="Pictures/100000000000045C000001A3B927B146.png" manifest:media-type="image/png"/>
  <manifest:file-entry manifest:full-path="Pictures/10000000000003F000000170044181AE.png" manifest:media-type="image/png"/>
  <manifest:file-entry manifest:full-path="Pictures/10000001000003EC0000016C92AEE249.png" manifest:media-type="image/png"/>
  <manifest:file-entry manifest:full-path="Pictures/10000001000003EB0000016C9B7D997E.png" manifest:media-type="image/png"/>
  <manifest:file-entry manifest:full-path="Pictures/10000001000003F00000016EAED1A5A9.png" manifest:media-type="image/png"/>
  <manifest:file-entry manifest:full-path="Pictures/10000001000003EF0000016DFD7013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P2" style:family="paragraph">
      <loext:graphic-properties draw:fill="solid" draw:fill-color="#729fcf"/>
      <style:text-properties fo:font-size="12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" svg:stroke-color="#000000" draw:fill="solid" draw:fill-color="#729fcf" fo:min-height="0.294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7" draw:name="Text Frame 1" draw:style-name="gr1" draw:text-style-name="P2" svg:width="0.4051in" svg:height="0.2949in" svg:x="4.9866in" svg:y="8.8909in"><draw:text-box><text:p><text:span text:style-name="T1"><text:s/></text:span><text:span text:style-name="T1">BT 0</text:span></text:p></draw:text-box></draw:frame><draw:frame text:anchor-type="paragraph" draw:z-index="8" draw:name="Text Frame 2" draw:style-name="gr1" draw:text-style-name="P2" svg:width="0.4051in" svg:height="0.2949in" svg:x="5.522in" svg:y="8.8272in"><draw:text-box><text:p><text:span text:style-name="T1"><text:s/></text:span><text:span text:style-name="T1">BT 1</text:span></text:p></draw:text-box></draw:frame><draw:frame text:anchor-type="paragraph" draw:z-index="9" draw:name="Text Frame 3" draw:style-name="gr1" draw:text-style-name="P2" svg:width="0.4051in" svg:height="0.2949in" svg:x="6.0583in" svg:y="8.8835in"><draw:text-box><text:p><text:span text:style-name="T1"><text:s/></text:span><text:span text:style-name="T1">BT 2</text:span></text:p></draw:text-box></draw:frame><draw:frame text:anchor-type="paragraph" draw:z-index="10" draw:name="Text Frame 4" draw:style-name="gr1" draw:text-style-name="P2" svg:width="0.4051in" svg:height="0.2949in" svg:x="6.5937in" svg:y="9.0102in"><draw:text-box><text:p><text:span text:style-name="T1"><text:s/></text:span><text:span text:style-name="T1">BT 3</text:span></text:p></draw:text-box></draw:frame><draw:frame text:anchor-type="paragraph" draw:z-index="11" draw:name="Text Frame 5" draw:style-name="gr2" draw:text-style-name="P3" svg:width="0.9996in" svg:height="0.4614in" svg:x="0.0272in" svg:y="-0.0154in"><draw:text-box><text:p>Clavis v0.5</text:p><text:p><text:s text:c="2"/>jan-2025</text:p></draw:text-box></draw:frame><draw:frame draw:style-name="fr1" draw:name="Immagine3" text:anchor-type="char" svg:x="0.0728in" svg:y="2.2744in" svg:width="7.028in" svg:height="2.5472in" draw:z-index="0"><draw:image xlink:href="Pictures/10000001000003EF0000016DFD70138F.png" xlink:type="simple" xlink:show="embed" xlink:actuate="onLoad" draw:mime-type="image/png"/></draw:frame><draw:frame draw:style-name="fr1" draw:name="Immagine5" text:anchor-type="char" svg:x="7.6374in" svg:y="4.9528in" svg:width="7.0354in" svg:height="2.5547in" draw:z-index="2"><draw:image xlink:href="Pictures/10000001000003F00000016EAED1A5A9.png" xlink:type="simple" xlink:show="embed" xlink:actuate="onLoad" draw:mime-type="image/png"/></draw:frame><draw:frame draw:style-name="fr1" draw:name="Immagine6" text:anchor-type="char" svg:x="7.6638in" svg:y="2.3256in" svg:width="7in" svg:height="2.5398in" draw:z-index="3"><draw:image xlink:href="Pictures/10000001000003EB0000016C9B7D997E.png" xlink:type="simple" xlink:show="embed" xlink:actuate="onLoad" draw:mime-type="image/png"/></draw:frame><draw:frame draw:style-name="fr1" draw:name="Immagine7" text:anchor-type="char" svg:x="7.6839in" svg:y="7.5984in" svg:width="7.0043in" svg:height="2.5398in" draw:z-index="4"><draw:image xlink:href="Pictures/10000001000003EC0000016C92AEE249.png" xlink:type="simple" xlink:show="embed" xlink:actuate="onLoad" draw:mime-type="image/png"/></draw:frame><draw:frame draw:style-name="fr2" draw:name="Immagine8" text:anchor-type="char" svg:x="7.6689in" svg:y="0.0118in" svg:width="6.0138in" svg:height="2.1953in" draw:z-index="5"><draw:image xlink:href="Pictures/10000000000003F000000170044181AE.png" xlink:type="simple" xlink:show="embed" xlink:actuate="onLoad" draw:mime-type="image/png"/></draw:frame><draw:frame draw:style-name="fr2" draw:name="Image1" text:anchor-type="char" svg:x="0.0854in" svg:y="4.9071in" svg:width="7.0799in" svg:height="2.6583in" draw:z-index="6"><draw:image xlink:href="Pictures/100000000000045C000001A3B927B146.png" xlink:type="simple" xlink:show="embed" xlink:actuate="onLoad" draw:mime-type="image/png"/></draw:frame><draw:frame draw:style-name="fr1" draw:name="Immagine4" text:anchor-type="char" svg:x="0.0654in" svg:y="7.6453in" svg:width="7.0374in" svg:height="2.5382in" draw:z-index="1"><draw:image xlink:href="Pictures/10000001000003EC0000016AB98452F3.png" xlink:type="simple" xlink:show="embed" xlink:actuate="onLoad" draw:mime-type="image/png"/></draw:frame><draw:frame draw:style-name="fr2" draw:name="Image2" text:anchor-type="char" svg:x="1.1098in" svg:y="-0.0201in" svg:width="5.9791in" svg:height="2.2252in" draw:z-index="12"><draw:image xlink:href="Pictures/100000000000045E000001A07C4E42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5-01-29T07:10:25.733253874</dc:date>
    <meta:editing-duration>PT2H17M29S</meta:editing-duration>
    <meta:editing-cycles>10</meta:editing-cycles>
    <meta:generator>LibreOffice/24.8.4.2$Linux_X86_64 LibreOffice_project/480$Build-2</meta:generator>
    <meta:print-date>2022-04-29T11:13:43.318776292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